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2611in" fo:margin-left="-0.075in" fo:margin-top="0in" fo:margin-bottom="0in" table:align="left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129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line-height="108%" fo:text-align="center" style:justify-single-word="false"/>
    </style:style>
    <style:style style:name="P2" style:family="paragraph" style:parent-style-name="Standard">
      <style:text-properties style:font-name="Calibri" style:font-name-asian="Calibri1" style:font-name-complex="Calibri1"/>
    </style:style>
    <style:style style:name="P3" style:family="paragraph" style:parent-style-name="Standard">
      <style:paragraph-properties fo:line-height="108%" fo:text-align="center" style:justify-single-word="false"/>
      <style:text-properties style:font-name="Calibri" fo:font-weight="bold" style:font-name-asian="Calibri1" style:font-weight-asian="bold" style:font-name-complex="Calibri1"/>
    </style:style>
    <style:style style:name="P4" style:family="paragraph" style:parent-style-name="Standard">
      <style:paragraph-properties fo:margin-top="0in" fo:margin-bottom="0.111in" fo:line-height="108%"/>
      <style:text-properties style:font-name="Calibri" fo:font-weight="bold" style:font-name-asian="Calibri1" style:font-weight-asian="bold" style:font-name-complex="Calibri1"/>
    </style:style>
    <style:style style:name="P5" style:family="paragraph" style:parent-style-name="Standard">
      <style:paragraph-properties fo:margin-top="0in" fo:margin-bottom="0.111in" fo:line-height="108%"/>
    </style:style>
    <style:style style:name="P6" style:family="paragraph" style:parent-style-name="Standard">
      <style:paragraph-properties fo:margin-top="0.1665in" fo:margin-bottom="0.1665in" fo:line-height="108%"/>
    </style:style>
    <style:style style:name="P7" style:family="paragraph" style:parent-style-name="Standard">
      <style:paragraph-properties fo:margin-top="0.1665in" fo:margin-bottom="0.1665in" fo:line-height="100%"/>
    </style:style>
    <style:style style:name="P8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1665in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1665in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.1665in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in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.1665in" fo:margin-bottom="0in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.1665in" fo:margin-bottom="0in" fo:line-height="100%" fo:text-indent="-0.25in" style:auto-text-indent="false"/>
    </style:style>
    <style:style style:name="P16" style:family="paragraph" style:parent-style-name="Standard" style:master-page-name="Standard">
      <style:paragraph-properties fo:line-height="108%" style:page-number="auto"/>
    </style:style>
    <style:style style:name="P17" style:family="paragraph" style:parent-style-name="Heading_20_3">
      <style:paragraph-properties fo:margin-top="0.1945in" fo:margin-bottom="0.0555in" fo:line-height="100%" fo:keep-together="auto" fo:keep-with-next="auto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3" style:family="text">
      <style:text-properties style:font-name="Calibri" fo:font-weight="bold" style:font-name-asian="Calibri1" style:font-weight-asian="bold" style:font-name-complex="Calibri1"/>
    </style:style>
    <style:style style:name="T4" style:family="text">
      <style:text-properties fo:color="#000000" style:font-name="Calibri" fo:font-size="11pt" fo:font-weight="bold" style:font-name-asian="Calibri1" style:font-size-asian="11pt" style:font-weight-asian="bold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<text:s text:c="58"/>Project Design Phase</text:span></text:p>
      <text:p text:style-name="P1"><text:span text:style-name="T2">Problem – Solution Fit Template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Date</text:span></text:p>
          </table:table-cell>
          <table:table-cell table:style-name="Table1.A1" office:value-type="string">
            <text:p text:style-name="Standard"><text:span text:style-name="T1">6 March 2025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eam ID</text:span></text:p>
          </table:table-cell>
          <table:table-cell table:style-name="Table1.A1" office:value-type="string">
            <text:p text:style-name="P2">SWTID1741155597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Project Name</text:span></text:p>
          </table:table-cell>
          <table:table-cell table:style-name="Table1.A1" office:value-type="string">
            <text:p text:style-name="Standard"><text:span text:style-name="T1">News App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Maximum Marks</text:span></text:p>
          </table:table-cell>
          <table:table-cell table:style-name="Table1.A1" office:value-type="string">
            <text:p text:style-name="Standard"><text:span text:style-name="T1">2 Marks</text:span></text:p>
          </table:table-cell>
        </table:table-row>
      </table:table>
      <text:p text:style-name="P4"/>
      <text:p text:style-name="P5"><text:span text:style-name="T3">Problem – Solution Fit Overview:</text:span></text:p>
      <text:p text:style-name="P6"><text:span text:style-name="T1">The</text:span><text:span text:style-name="T3"> Problem-Solution Fit</text:span><text:span text:style-name="T1"> ensures that the identified problem aligns with the needs of News App and that the proposed solution effectively addresses it. This validation is crucial before further development.</text:span></text:p>
      <text:p text:style-name="P5"><text:span text:style-name="T3">Purpose:</text:span></text:p>
      <text:list xml:id="list1699369490393462513" text:style-name="WWNum2">
        <text:list-item>
          <text:p text:style-name="P8"><text:span text:style-name="T1">Address the fragmented News, where users struggle to find a comprehensive platform that caters to diverse news tastes and offers personalized recommendations.</text:span></text:p>
        </text:list-item>
        <text:list-item>
          <text:p text:style-name="P8"><text:span text:style-name="T1">Provide an intuitive and engaging platform for users to discover latest news ,courtesy without relying on multiple sources.</text:span></text:p>
        </text:list-item>
        <text:list-item>
          <text:p text:style-name="P8"><text:span text:style-name="T1">Offer News based on category to enhance user engagement and satisfaction.</text:span></text:p>
        </text:list-item>
        <text:list-item>
          <text:p text:style-name="P8"><text:span text:style-name="T1">Provide a platform that empowers independent journalists to gain exposure.</text:span></text:p>
        </text:list-item>
        <text:list-item>
          <text:p text:style-name="P9"><text:span text:style-name="T1">Improve accessibility and engagement through an </text:span><text:span text:style-name="T3">interactive UI, responsive design, and well-structured data flow</text:span><text:span text:style-name="T1">.</text:span></text:p>
        </text:list-item>
      </text:list>
      <text:h text:style-name="P17" text:outline-level="3"><text:bookmark text:name="Bookmark"/><text:span text:style-name="T4">Problem Statement:</text:span></text:h>
      <text:p text:style-name="P7"><text:span text:style-name="T1">Many music enthusiasts face challenges in finding a single platform that offers:</text:span></text:p>
      <text:list xml:id="list5902536845994514937" text:style-name="WWNum1">
        <text:list-item>
          <text:p text:style-name="P14"><text:span text:style-name="T1">A vast and diverse news platform.</text:span></text:p>
        </text:list-item>
        <text:list-item>
          <text:p text:style-name="P12"><text:span text:style-name="T1">Accurate and top news .</text:span></text:p>
        </text:list-item>
        <text:list-item>
          <text:p text:style-name="P12"><text:span text:style-name="T1">Genuine courtesy.</text:span></text:p>
        </text:list-item>
        <text:list-item>
          <text:p text:style-name="P12"><text:span text:style-name="T1">A strong social community around news .</text:span></text:p>
        </text:list-item>
        <text:list-item>
          <text:p text:style-name="P10"><text:span text:style-name="T1">Fair exposure for independent journalist.</text:span></text:p>
        </text:list-item>
      </text:list>
      <text:h text:style-name="P17" text:outline-level="3"><text:bookmark text:name="Bookmark1"/><text:span text:style-name="T4">Solution:</text:span></text:h>
      <text:p text:style-name="P7"><text:span text:style-name="T3">“News App”</text:span><text:span text:style-name="T1">, a News app for web and mobile application, will provide:</text:span></text:p>
      <text:list xml:id="list3478009198490547469" text:style-name="WWNum3">
        <text:list-item>
          <text:p text:style-name="P15"><text:span text:style-name="T1">An extensive top News library through partnerships with major and independent record labels.</text:span></text:p>
        </text:list-item>
        <text:list-item>
          <text:p text:style-name="P13"><text:span text:style-name="T1">Top and trendy news by default .</text:span></text:p>
        </text:list-item>
        <text:list-item>
          <text:p text:style-name="P13"><text:span text:style-name="T1">Genuine courtesy reduces the chance of corrupted news.</text:span></text:p>
        </text:list-item>
        <text:list-item>
          <text:p text:style-name="P11"><text:span text:style-name="T1">A freemium business model, that allows for free users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1" meta:paragraph-count="31" meta:word-count="238" meta:character-count="1548"/>
    <dc:date>2025-03-10T09:18:11.89</dc:date>
    <dc:creator>d s</dc:creator>
    <meta:generator>OpenOffice/4.1.15$Win32 OpenOffice.org_project/4115m2$Build-9813</meta:generator>
  </office:meta>
</office:document-meta>
</file>